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svg:stroke-color="#f3715a" draw:marker-start-width="0.359cm" draw:marker-end-width="0.359cm" svg:stroke-opacity="60%" draw:fill-color="#f3715a" draw:opacity="3%" draw:textarea-horizontal-align="justify" draw:textarea-vertical-align="middle" draw:auto-grow-height="false" fo:min-height="5.01cm" fo:min-width="18.063cm" fo:padding-top="0.178cm" fo:padding-bottom="0.178cm" fo:padding-left="0.303cm" fo:padding-right="0.303cm"/>
    </style:style>
    <style:style style:name="gr2" style:family="graphic" style:parent-style-name="standard">
      <style:graphic-properties draw:stroke="dash" draw:stroke-dash="Fine_20_Dashed" svg:stroke-width="0.106cm" draw:marker-start-width="0.359cm" draw:marker-end-width="0.359cm" svg:stroke-opacity="60%" draw:fill="solid" draw:fill-color="#729fcf" draw:opacity="4%" draw:textarea-horizontal-align="justify" draw:textarea-vertical-align="middle" draw:auto-grow-height="false" fo:min-height="5.846cm" fo:min-width="9.279cm" fo:padding-top="0.178cm" fo:padding-bottom="0.178cm" fo:padding-left="0.303cm" fo:padding-right="0.303cm"/>
    </style:style>
    <style:style style:name="gr3" style:family="graphic" style:parent-style-name="standard">
      <style:graphic-properties draw:stroke="dash" draw:stroke-dash="Fine_20_Dashed" svg:stroke-width="0.106cm" svg:stroke-color="#fdb94d" draw:marker-start-width="0.359cm" draw:marker-end-width="0.359cm" svg:stroke-opacity="60%" draw:fill="solid" draw:fill-color="#fdb94d" draw:opacity="3%" draw:textarea-horizontal-align="justify" draw:textarea-vertical-align="middle" draw:auto-grow-height="false" fo:min-height="5.613cm" fo:min-width="10.316cm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Fine_20_Dashed" svg:stroke-width="0.106cm" svg:stroke-color="#65c295" draw:marker-start-width="0.359cm" draw:marker-end-width="0.359cm" svg:stroke-opacity="60%" draw:fill="solid" draw:fill-color="#65c295" draw:opacity="3%" draw:textarea-horizontal-align="justify" draw:textarea-vertical-align="middle" draw:auto-grow-height="false" fo:min-height="5.613cm" fo:min-width="11.205cm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19cm" fo:min-width="3.183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65c29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591cm" fo:min-width="3.103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53cm" svg:stroke-color="#21409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draw:stroke-dash="Fine_20_Dashed" svg:stroke-width="0.053cm" svg:stroke-color="#65c29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81cm" svg:stroke-color="#fdb94d" draw:marker-start-width="0.321cm" draw:marker-end-width="0.321cm" draw:fill="none" draw:textarea-horizontal-align="justify" draw:textarea-vertical-align="middle" draw:auto-grow-height="false" fo:min-height="1.008cm" fo:min-width="3.003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svg:stroke-color="#fdb94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f3715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8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6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7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9" style:family="graphic" style:parent-style-name="standard">
      <style:graphic-properties svg:stroke-width="0.081cm" svg:stroke-color="#f3715a" draw:marker-start-width="0.321cm" draw:marker-end-width="0.321cm" draw:fill="none" draw:textarea-horizontal-align="justify" draw:textarea-vertical-align="middle" draw:auto-grow-height="false" fo:min-height="1.067cm" fo:min-width="2.849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65c295" draw:marker-start-width="0.321cm" draw:marker-end-width="0.321cm" draw:fill="none" draw:textarea-horizontal-align="justify" draw:textarea-vertical-align="middle" draw:auto-grow-height="false" fo:min-height="0.83cm" fo:min-width="2.231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65c295" draw:marker-start-width="0.321cm" draw:marker-end-width="0.321cm" draw:fill="none" draw:textarea-horizontal-align="justify" draw:textarea-vertical-align="middle" draw:auto-grow-height="false" fo:min-height="0.766cm" fo:min-width="2.04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db94d" draw:marker-start-width="0.321cm" draw:marker-end-width="0.321cm" draw:fill="none" draw:textarea-horizontal-align="justify" draw:textarea-vertical-align="middle" draw:auto-grow-height="false" fo:min-height="0.563cm" fo:min-width="1.53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db94d" draw:marker-start-width="0.321cm" draw:marker-end-width="0.321cm" draw:fill="none" draw:textarea-horizontal-align="justify" draw:textarea-vertical-align="middle" draw:auto-grow-height="false" fo:min-height="0.664cm" fo:min-width="1.786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f3715a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81cm" svg:stroke-color="#f3715a" draw:marker-start-width="0.321cm" draw:marker-end-width="0.321cm" draw:fill="none" draw:textarea-horizontal-align="justify" draw:textarea-vertical-align="middle" draw:auto-grow-height="false" fo:min-height="0.83cm" fo:min-width="2.422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fo:min-height="0.475cm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0.021cm" fo:min-width="0cm"/>
    </style:style>
    <style:style style:name="gr28" style:family="graphic" style:parent-style-name="objectwithoutfill">
      <style:graphic-properties svg:stroke-color="#000000" draw:marker-end="Arrow" draw:marker-end-width="0.102cm" draw:fill="none" draw:textarea-vertical-align="middle"/>
    </style:style>
    <style:style style:name="gr29" style:family="graphic" style:parent-style-name="standard">
      <style:graphic-properties svg:stroke-width="0.081cm" svg:stroke-color="#f3715a" draw:marker-start-width="0.321cm" draw:marker-end-width="0.321cm" draw:fill="none" draw:textarea-horizontal-align="justify" draw:textarea-vertical-align="middle" draw:auto-grow-height="false" fo:min-height="0.75cm" fo:min-width="2.342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f3715a" draw:marker-start-width="0.321cm" draw:marker-end-width="0.321cm" draw:fill="none" draw:textarea-horizontal-align="justify" draw:textarea-vertical-align="middle" draw:auto-grow-height="false" fo:min-height="0.584cm" fo:min-width="1.706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3715a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-color="#f3715a" draw:opacity="3%"/>
      <style:paragraph-properties fo:text-align="center"/>
    </style:style>
    <style:style style:name="P2" style:family="paragraph">
      <loext:graphic-properties draw:fill="solid" draw:fill-color="#729fcf" draw:opacity="4%"/>
      <style:paragraph-properties fo:text-align="center"/>
    </style:style>
    <style:style style:name="P3" style:family="paragraph">
      <loext:graphic-properties draw:fill="solid" draw:fill-color="#fdb94d" draw:opacity="3%"/>
      <style:paragraph-properties fo:text-align="center"/>
    </style:style>
    <style:style style:name="P4" style:family="paragraph">
      <loext:graphic-properties draw:fill="solid" draw:fill-color="#65c295" draw:opacity="3%"/>
      <style:paragraph-properties fo:text-align="center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5.366cm" svg:x="4.683cm" svg:y="14.8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79cm" svg:height="6.096cm" svg:x="13.573cm" svg:y="8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922cm" svg:height="5.969cm" svg:x="1.762cm" svg:y="8.2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811cm" svg:height="5.969cm" svg:x="8.239cm" svg:y="1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0.652cm" svg:height="0.584cm" svg:x="6.081cm" svg:y="3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407cm" svg:y1="4.389cm" svg:x2="6.407cm" svg:y2="4.973cm">
          <text:p/>
        </draw:line>
        <draw:line draw:style-name="gr6" draw:text-style-name="P6" xml:id="id9" draw:id="id9" draw:layer="layout" svg:x1="6.407cm" svg:y1="4.389cm" svg:x2="5.972cm" svg:y2="4.681cm">
          <text:p/>
        </draw:line>
        <draw:line draw:style-name="gr6" draw:text-style-name="P6" xml:id="id6" draw:id="id6" draw:layer="layout" svg:x1="6.407cm" svg:y1="4.389cm" svg:x2="6.824cm" svg:y2="4.702cm">
          <text:p/>
        </draw:line>
        <draw:line draw:style-name="gr6" draw:text-style-name="P6" xml:id="id14" draw:id="id14" draw:layer="layout" svg:x1="6.425cm" svg:y1="4.973cm" svg:x2="5.99cm" svg:y2="5.265cm">
          <text:p/>
        </draw:line>
        <draw:line draw:style-name="gr6" draw:text-style-name="P6" xml:id="id4" draw:id="id4" draw:layer="layout" svg:x1="6.425cm" svg:y1="4.973cm" svg:x2="6.842cm" svg:y2="5.286cm">
          <text:p/>
        </draw:line>
        <draw:custom-shape draw:style-name="gr7" draw:text-style-name="P8" xml:id="id2" draw:id="id2" draw:layer="layout" svg:width="5.207cm" svg:height="1.651cm" svg:x="17.129cm" svg:y="8.969cm">
          <text:p text:style-name="P7"><text:span text:style-name="T1">Preferences Propag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-1.333cm" svg:x1="16.304cm" svg:y1="4.778cm" svg:x2="19.733cm" svg:y2="8.969cm" draw:start-shape="id1" draw:start-glue-point="6" draw:end-shape="id2" draw:end-glue-point="4" svg:d="M16304 4778v762h3429v3429" svg:viewBox="0 0 3430 4192">
          <text:p/>
        </draw:connector>
        <draw:custom-shape draw:style-name="gr9" draw:text-style-name="P8" xml:id="id3" draw:id="id3" draw:layer="layout" svg:width="3.683cm" svg:height="2.921cm" svg:x="14.589cm" svg:y="10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svg:x1="19.733cm" svg:y1="10.62cm" svg:x2="18.272cm" svg:y2="12.207cm" draw:start-shape="id2" draw:start-glue-point="8" draw:end-shape="id3" draw:end-glue-point="1" svg:d="M19733 10620v1587h-1461" svg:viewBox="0 0 1462 1588">
          <text:p/>
        </draw:connector>
        <draw:connector draw:style-name="gr8" draw:text-style-name="P6" draw:layer="layout" draw:line-skew="-0.12cm -0.318cm" svg:x1="6.633cm" svg:y1="5.286cm" svg:x2="10.017cm" svg:y2="5.667cm" draw:start-shape="id4" draw:start-glue-point="2" draw:end-shape="id5" draw:end-glue-point="5" svg:d="M6633 5286v381h1459 1925" svg:viewBox="0 0 3385 382">
          <text:p/>
        </draw:connector>
        <draw:connector draw:style-name="gr8" draw:text-style-name="P6" draw:layer="layout" draw:line-skew="-0.626cm" svg:x1="6.824cm" svg:y1="4.545cm" svg:x2="13.573cm" svg:y2="3.699cm" draw:start-shape="id6" draw:start-glue-point="1" draw:end-shape="id1" draw:end-glue-point="5" svg:d="M6824 4545h2728v-846h4021" svg:viewBox="0 0 6750 847">
          <text:p/>
        </draw:connector>
        <draw:connector draw:style-name="gr11" draw:text-style-name="P6" draw:layer="layout" svg:x1="15.097cm" svg:y1="5.667cm" svg:x2="17.129cm" svg:y2="9.795cm" draw:start-shape="id5" draw:start-glue-point="7" draw:end-shape="id2" draw:end-glue-point="6" svg:d="M15097 5667h1016v4128h1016" svg:viewBox="0 0 2033 4129">
          <text:p/>
        </draw:connector>
        <draw:custom-shape draw:style-name="gr12" draw:text-style-name="P8" xml:id="id8" draw:id="id8" draw:layer="layout" svg:width="4.953cm" svg:height="1.778cm" svg:x="7.35cm" svg:y="9.477cm">
          <text:p text:style-name="P7"><text:span text:style-name="T1">Activation Propag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svg:x1="9.001cm" svg:y1="12.169cm" svg:x2="9.827cm" svg:y2="11.255cm" draw:start-shape="id7" draw:start-glue-point="7" draw:end-shape="id8" draw:end-glue-point="8" svg:d="M9001 12169h826v-914" svg:viewBox="0 0 827 915">
          <text:p/>
        </draw:connector>
        <draw:connector draw:style-name="gr13" draw:text-style-name="P6" draw:layer="layout" svg:x1="11.578cm" svg:y1="10.995cm" svg:x2="14.589cm" svg:y2="12.207cm" draw:start-shape="id8" draw:start-glue-point="9" draw:end-shape="id3" draw:end-glue-point="3" svg:d="M11578 10995v1212h3011" svg:viewBox="0 0 3012 1213">
          <text:p/>
        </draw:connector>
        <draw:connector draw:style-name="gr13" draw:text-style-name="P6" draw:layer="layout" svg:x1="5.972cm" svg:y1="4.535cm" svg:x2="3.921cm" svg:y2="9.35cm" draw:start-shape="id9" draw:start-glue-point="3" draw:end-shape="id10" draw:end-glue-point="4" svg:d="M5972 4535h-2051v4815" svg:viewBox="0 0 2052 4816">
          <text:p/>
        </draw:connector>
        <draw:connector draw:style-name="gr13" draw:text-style-name="P6" draw:layer="layout" svg:x1="3.921cm" svg:y1="10.975cm" svg:x2="6.08cm" svg:y2="16.106cm" draw:start-shape="id10" draw:start-glue-point="6" draw:end-shape="id11" draw:end-glue-point="5" svg:d="M3921 10975v5131h2159" svg:viewBox="0 0 2160 5132">
          <text:p/>
        </draw:connector>
        <draw:connector draw:style-name="gr14" draw:text-style-name="P6" draw:layer="layout" svg:x1="17.129cm" svg:y1="16.907cm" svg:x2="15.478cm" svg:y2="17.923cm" draw:start-shape="id12" draw:start-glue-point="5" draw:end-shape="id13" draw:end-glue-point="7" svg:d="M17129 16907h-825v1016h-826" svg:viewBox="0 0 1652 1017">
          <text:p/>
        </draw:connector>
        <draw:connector draw:style-name="gr14" draw:text-style-name="P6" draw:layer="layout" draw:line-skew="0.255cm" svg:x1="16.43cm" svg:y1="13.668cm" svg:x2="20.05cm" svg:y2="15.827cm" draw:start-shape="id3" draw:start-glue-point="2" draw:end-shape="id12" draw:end-glue-point="4" svg:d="M16430 13668v1334h3620v825" svg:viewBox="0 0 3621 2160">
          <text:p/>
        </draw:connector>
        <draw:frame draw:style-name="gr15" draw:text-style-name="P9" draw:layer="layout" svg:width="4.826cm" svg:height="1.115cm" svg:x="8.493cm" svg:y="2.012cm">
          <draw:text-box>
            <text:p><text:span text:style-name="T2">Data Gathering Module</text:span></text:p>
          </draw:text-box>
        </draw:frame>
        <draw:frame draw:style-name="gr16" draw:text-style-name="P9" draw:layer="layout" svg:width="3.101cm" svg:height="1.115cm" svg:x="20.05cm" svg:y="12.934cm">
          <draw:text-box>
            <text:p><text:span text:style-name="T2">User Interest </text:span></text:p>
            <text:p><text:span text:style-name="T2">Model Module</text:span></text:p>
          </draw:text-box>
        </draw:frame>
        <draw:frame draw:style-name="gr17" draw:text-style-name="P9" draw:layer="layout" svg:width="5.239cm" svg:height="0.683cm" svg:x="4.905cm" svg:y="19.335cm">
          <draw:text-box>
            <text:p><text:span text:style-name="T2">Recommendation Module</text:span></text:p>
          </draw:text-box>
        </draw:frame>
        <draw:frame draw:style-name="gr18" draw:text-style-name="P9" draw:layer="layout" svg:width="3.423cm" svg:height="0.683cm" svg:x="8.874cm" svg:y="13.112cm">
          <draw:text-box>
            <text:p><text:span text:style-name="T2">Context Module</text:span></text:p>
          </draw:text-box>
        </draw:frame>
        <draw:custom-shape draw:style-name="gr19" draw:text-style-name="P8" xml:id="id15" draw:id="id15" draw:layer="layout" svg:width="3.429cm" svg:height="1.397cm" svg:x="17.764cm" svg:y="18.367cm">
          <text:p text:style-name="P7"><text:span text:style-name="T1">Ag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draw:line-skew="0.591cm 0.455cm" svg:x1="5.99cm" svg:y1="5.119cm" svg:x2="6.715cm" svg:y2="11.255cm" draw:start-shape="id14" draw:start-glue-point="3" draw:end-shape="id7" draw:end-glue-point="4" svg:d="M5990 5119h90v3576h635v2560" svg:viewBox="0 0 726 6137">
          <text:p/>
        </draw:connector>
        <draw:custom-shape draw:style-name="gr20" draw:text-style-name="P6" xml:id="id1" draw:id="id1" draw:layer="layout" svg:width="5.461cm" svg:height="2.159cm" svg:x="13.573cm" svg:y="2.619cm">
          <text:p text:style-name="P7"><text:span text:style-name="T1">Updated Preferenc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6" xml:id="id5" draw:id="id5" draw:layer="layout" svg:width="5.08cm" svg:height="2.032cm" svg:x="10.017cm" svg:y="4.651cm">
          <text:p text:style-name="P7"><text:span text:style-name="T1">Initial Preferenc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6" xml:id="id10" draw:id="id10" draw:layer="layout" svg:width="4.064cm" svg:height="1.625cm" svg:x="1.889cm" svg:y="9.35cm">
          <text:p text:style-name="P7"><text:span text:style-name="T1">Loc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6" xml:id="id7" draw:id="id7" draw:layer="layout" svg:width="4.572cm" svg:height="1.828cm" svg:x="4.429cm" svg:y="11.255cm">
          <text:p text:style-name="P7"><text:span text:style-name="T1">Context Facto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6" draw:layer="layout" draw:line-skew="0.348cm" svg:x1="12.557cm" svg:y1="19.002cm" svg:x2="17.764cm" svg:y2="19.065cm" draw:start-shape="id13" draw:start-glue-point="6" draw:end-shape="id15" draw:end-glue-point="3" svg:d="M12557 19002v889h4064v-826h1143" svg:viewBox="0 0 5208 890">
          <text:p/>
        </draw:connector>
        <draw:custom-shape draw:style-name="gr25" draw:text-style-name="P6" xml:id="id12" draw:id="id12" draw:layer="layout" svg:width="5.842cm" svg:height="2.159cm" svg:x="17.129cm" svg:y="15.827cm">
          <text:p text:style-name="P7"><text:span text:style-name="T1">Recommended Clas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0" draw:layer="layout" svg:width="4.064cm" svg:height="0.725cm" svg:x="14.462cm" svg:y="10.874cm">
          <draw:text-box>
            <text:p><text:span text:style-name="T1">Semantic Network</text:span></text:p>
          </draw:text-box>
        </draw:frame>
        <draw:custom-shape draw:style-name="gr27" draw:text-style-name="P7" xml:id="id16" draw:id="id16" draw:layer="layout" svg:width="0.381cm" svg:height="0.381cm" svg:x="16.24cm" svg:y="11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18" draw:id="id18" draw:layer="layout" svg:width="0.381cm" svg:height="0.381cm" svg:x="17.002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21" draw:id="id21" draw:layer="layout" svg:width="0.381cm" svg:height="0.381cm" svg:x="16.2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17" draw:id="id17" draw:layer="layout" svg:width="0.381cm" svg:height="0.381cm" svg:x="15.478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19" draw:id="id19" draw:layer="layout" svg:width="0.381cm" svg:height="0.381cm" svg:x="15.097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20" draw:id="id20" draw:layer="layout" svg:width="0.381cm" svg:height="0.381cm" svg:x="15.859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22" draw:id="id22" draw:layer="layout" svg:width="0.381cm" svg:height="0.381cm" svg:x="16.62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23" draw:id="id23" draw:layer="layout" svg:width="0.381cm" svg:height="0.381cm" svg:x="17.383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6" draw:layer="layout" draw:type="line" svg:x1="16.295cm" svg:y1="11.962cm" svg:x2="15.804cm" svg:y2="12.326cm" draw:start-shape="id16" draw:start-glue-point="7" draw:end-shape="id17" draw:end-glue-point="11" svg:d="M16295 11962l-491 364" svg:viewBox="0 0 492 365">
          <text:p/>
        </draw:connector>
        <draw:connector draw:style-name="gr28" draw:text-style-name="P6" draw:layer="layout" draw:type="line" svg:x1="16.566cm" svg:y1="11.962cm" svg:x2="17.057cm" svg:y2="12.326cm" draw:start-shape="id16" draw:start-glue-point="9" draw:end-shape="id18" draw:end-glue-point="5" svg:d="M16566 11962l491 364" svg:viewBox="0 0 492 365">
          <text:p/>
        </draw:connector>
        <draw:connector draw:style-name="gr28" draw:text-style-name="P6" draw:layer="layout" draw:type="line" svg:x1="15.533cm" svg:y1="12.597cm" svg:x2="15.288cm" svg:y2="12.906cm" draw:start-shape="id17" draw:start-glue-point="7" draw:end-shape="id19" draw:end-glue-point="4" svg:d="M15533 12597l-245 309" svg:viewBox="0 0 246 310">
          <text:p/>
        </draw:connector>
        <draw:connector draw:style-name="gr28" draw:text-style-name="P6" draw:layer="layout" draw:type="line" svg:x1="15.804cm" svg:y1="12.597cm" svg:x2="16.05cm" svg:y2="12.906cm" draw:start-shape="id17" draw:start-glue-point="9" draw:end-shape="id20" draw:end-glue-point="4" svg:d="M15804 12597l246 309" svg:viewBox="0 0 247 310">
          <text:p/>
        </draw:connector>
        <draw:connector draw:style-name="gr28" draw:text-style-name="P6" draw:layer="layout" draw:type="line" svg:x1="16.295cm" svg:y1="12.597cm" svg:x2="16.05cm" svg:y2="12.906cm" draw:start-shape="id21" draw:start-glue-point="7" draw:end-shape="id20" draw:end-glue-point="4" svg:d="M16295 12597l-245 309" svg:viewBox="0 0 246 310">
          <text:p/>
        </draw:connector>
        <draw:connector draw:style-name="gr28" draw:text-style-name="P6" draw:layer="layout" draw:type="line" svg:x1="16.431cm" svg:y1="12.017cm" svg:x2="16.431cm" svg:y2="12.271cm" draw:start-shape="id16" draw:start-glue-point="8" draw:end-shape="id21" draw:end-glue-point="4" svg:d="M16431 12017v254" svg:viewBox="0 0 1 255">
          <text:p/>
        </draw:connector>
        <draw:connector draw:style-name="gr28" draw:text-style-name="P6" draw:layer="layout" draw:type="line" svg:x1="17.057cm" svg:y1="12.597cm" svg:x2="16.812cm" svg:y2="12.906cm" draw:start-shape="id18" draw:start-glue-point="7" draw:end-shape="id22" draw:end-glue-point="4" svg:d="M17057 12597l-245 309" svg:viewBox="0 0 246 310">
          <text:p/>
        </draw:connector>
        <draw:connector draw:style-name="gr28" draw:text-style-name="P6" draw:layer="layout" draw:type="line" svg:x1="17.328cm" svg:y1="12.597cm" svg:x2="17.574cm" svg:y2="12.906cm" draw:start-shape="id18" draw:start-glue-point="9" draw:end-shape="id23" draw:end-glue-point="4" svg:d="M17328 12597l246 309" svg:viewBox="0 0 247 310">
          <text:p/>
        </draw:connector>
        <draw:custom-shape draw:style-name="gr29" draw:text-style-name="P6" xml:id="id13" draw:id="id13" draw:layer="layout" svg:width="5.842cm" svg:height="2.159cm" svg:x="9.636cm" svg:y="16.843cm">
          <text:p text:style-name="P7"><text:span text:style-name="T1">Recommended PO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6" xml:id="id11" draw:id="id11" draw:layer="layout" svg:width="4.572cm" svg:height="1.828cm" svg:x="6.08cm" svg:y="15.192cm">
          <text:p text:style-name="P7"><text:span text:style-name="T1">Orthodromi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svg:x1="10.652cm" svg:y1="16.106cm" svg:x2="12.557cm" svg:y2="16.843cm" draw:start-shape="id11" draw:start-glue-point="7" draw:end-shape="id13" draw:end-glue-point="4" svg:d="M10652 16106h1905v737" svg:viewBox="0 0 1906 738">
          <text:p/>
        </draw:connector>
        <draw:connector draw:style-name="gr31" draw:text-style-name="P6" draw:layer="layout" draw:line-skew="-6.924cm -1.167cm" svg:x1="9.636cm" svg:y1="17.923cm" svg:x2="6.176cm" svg:y2="3.89cm" draw:start-shape="id13" draw:start-glue-point="5" draw:end-shape="id24" draw:end-glue-point="5" svg:d="M9636 17923h-8382v-15812h4922v1779" svg:viewBox="0 0 8383 158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9T10:59:53.973902855</meta:creation-date>
    <dc:date>2020-06-25T05:34:07.608788352</dc:date>
    <meta:editing-duration>P1DT4H25M52S</meta:editing-duration>
    <meta:editing-cycles>13</meta:editing-cycles>
    <meta:generator>LibreOffice/6.0.7.3$Linux_X86_64 LibreOffice_project/00m0$Build-3</meta:generator>
    <meta:document-statistic meta:object-count="57"/>
  </office:meta>
</office:document-meta>
</file>